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rFileSystem.getAttribute( String att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arFileSystem.getAttribute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JarFileSystem.lookupName( String attrName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0">
            <text:p text:style-name="Table_20_Contents">0</text:p>
          </table:table-cell>
          <table:table-cell office:value-type="float" office:value="74">
            <text:p text:style-name="Table_20_Contents">74</text:p>
          </table:table-cell>
        </table:table-row>
        <table:table-row>
          <table:table-cell office:value-type="string">
            <text:p text:style-name="Table_20_Contents">JarFileSystem.getAttribute( Name attr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arFileSystem.getZip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rFileSystem.JarFileSystem( final FileName rootName , final FileObject file , final FileSystemOptions fileSystem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rFileSystem.createZipFile( File 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arFileSystem.createZipFileObject( FileName name , ZipEntry en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rFileSystem.addCapabilities( final Collection cap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